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c437" officeooo:paragraph-rsid="0000c437"/>
    </style:style>
    <style:style style:name="P2" style:family="paragraph" style:parent-style-name="Standard">
      <style:paragraph-properties fo:text-align="center" style:justify-single-word="false"/>
      <style:text-properties officeooo:rsid="0000c437" officeooo:paragraph-rsid="0000c437"/>
    </style:style>
    <style:style style:name="P3" style:family="paragraph" style:parent-style-name="Standard">
      <style:text-properties officeooo:rsid="000119b8" officeooo:paragraph-rsid="000119b8"/>
    </style:style>
    <style:style style:name="P4" style:family="paragraph" style:parent-style-name="Standard">
      <style:text-properties officeooo:rsid="000119b8" officeooo:paragraph-rsid="00044e70"/>
    </style:style>
    <style:style style:name="P5" style:family="paragraph" style:parent-style-name="Standard">
      <style:text-properties officeooo:rsid="0003ba97" officeooo:paragraph-rsid="00044e70"/>
    </style:style>
    <style:style style:name="P6" style:family="paragraph" style:parent-style-name="Standard">
      <style:text-properties officeooo:rsid="000962b7" officeooo:paragraph-rsid="000962b7"/>
    </style:style>
    <style:style style:name="P7" style:family="paragraph" style:parent-style-name="Standard">
      <style:text-properties officeooo:paragraph-rsid="000962b7"/>
    </style:style>
    <style:style style:name="T1" style:family="text">
      <style:text-properties officeooo:rsid="0002b0e6"/>
    </style:style>
    <style:style style:name="T2" style:family="text">
      <style:text-properties officeooo:rsid="0002db18"/>
    </style:style>
    <style:style style:name="T3" style:family="text">
      <style:text-properties officeooo:rsid="0003ba97"/>
    </style:style>
    <style:style style:name="T4" style:family="text">
      <style:text-properties officeooo:rsid="00044e70"/>
    </style:style>
    <style:style style:name="T5" style:family="text">
      <style:text-properties officeooo:rsid="0007233e"/>
    </style:style>
    <style:style style:name="T6" style:family="text">
      <style:text-properties officeooo:rsid="0008df58"/>
    </style:style>
    <style:style style:name="T7" style:family="text">
      <style:text-properties officeooo:rsid="00094b9a"/>
    </style:style>
    <style:style style:name="T8" style:family="text">
      <style:text-properties officeooo:rsid="000962b7"/>
    </style:style>
    <style:style style:name="T9" style:family="text">
      <style:text-properties officeooo:rsid="000da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总结</text:p>
      <text:p text:style-name="P1"/>
      <text:p text:style-name="P1">程序说明<text:span text:style-name="T1">：</text:span></text:p>
      <text:p text:style-name="P3">1.首先对commit中message处理为去掉除#以外标点的文本，进行分词，并取得词干后保存到commits_words表中：changeMessToWords.py；</text:p>
      <text:p text:style-name="P3">2.对commits_words表中message首先计算tfidf，得到对应的向量<text:span text:style-name="T5">；然后对文本构成的向量</text:span>使用scikit-learn包中的MiniBatchKMeans方法聚类：MiniBatchKMeans.py。</text:p>
      <text:p text:style-name="P3"/>
      <text:p text:style-name="P4">MiniBatchKMeans的选取原因<text:span text:style-name="T4">：</text:span></text:p>
      <text:p text:style-name="P4">实际使用kmeans<text:span text:style-name="T1">++聚类，选取尽可能远的中心点，</text:span>MiniBatchKMeans实现批量聚类<text:span text:style-name="T2">，缩短聚类时间，相比kMeans会有较小的误差。</text:span></text:p>
      <text:p text:style-name="P4"/>
      <text:p text:style-name="P5">k值的确定：</text:p>
      <text:p text:style-name="P4"><text:span text:style-name="T3">inertia用来评估簇的个数是否合适，距离越小说明簇分的越好，选取临界点的簇个数；</text:span>为了尽可能选取合适的k值<text:span text:style-name="T3">，需要多次试验，inertia随着k的增大而减小，折线图应为下降先快后慢，取中间拐点处，即为最适合的k值。（目前由于运行时间原因，还未找到比较合适的k值）</text:span></text:p>
      <text:p text:style-name="P4"/>
      <text:p text:style-name="P4">数据库表结构<text:span text:style-name="T6">：</text:span></text:p>
      <text:p text:style-name="P4">见vccfinder.<text:span text:style-name="T7">sql。</text:span></text:p>
      <text:p text:style-name="P4"/>
      <text:p text:style-name="P6">对commit聚类后语义的分析<text:span text:style-name="T9">思路</text:span>：</text:p>
      <text:p text:style-name="P7"><text:span text:style-name="T8">除了commit中message的相似性，可能有：</text:span>作者、对应的issue_id、是否为bug、提交人、更改方式（add、delete、change）、时间上是否接近、是否相同repos（受到repos中commit数量的影响）的影响。</text:p>
      <text:p text:style-name="P7"/>
      <text:p text:style-name="P7">对于代码的语义分析思路：</text:p>
      <text:p text:style-name="P7">经过查阅资料，初步觉得是否可以借鉴代码搜索引擎、代码克隆检测的方法。</text:p>
      <text:p text:style-name="P7"/>
      <text:p text:style-name="P4"/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6:05:39.063356896</meta:creation-date>
    <meta:generator>LibreOffice/4.2.8.2$Linux_X86_64 LibreOffice_project/420m0$Build-2</meta:generator>
    <dc:date>2016-02-03T09:11:57.422418223</dc:date>
    <meta:editing-duration>PT11M19S</meta:editing-duration>
    <meta:editing-cycles>17</meta:editing-cycles>
    <meta:document-statistic meta:table-count="0" meta:image-count="0" meta:object-count="0" meta:page-count="1" meta:paragraph-count="14" meta:word-count="411" meta:character-count="633" meta:non-whitespace-character-count="633"/>
  </office:meta>
</office:document-meta>
</file>